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50000003AFD8B3D2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e86e" officeooo:paragraph-rsid="0017e86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r Raid 5</text:p>
      <text:p text:style-name="P1"><draw:frame draw:style-name="fr1" draw:name="Imagen1" text:anchor-type="paragraph" svg:width="17cm" svg:height="1.199cm" draw:z-index="0"><draw:image xlink:href="Pictures/10000000000003350000003AFD8B3D2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0:53:07.564304839</meta:creation-date>
    <meta:generator>LibreOffice/4.4.7.2$Linux_X86_64 LibreOffice_project/40m0$Build-2</meta:generator>
    <dc:date>2016-10-24T21:01:02.700714697</dc:date>
    <meta:editing-duration>PT2M22S</meta:editing-duration>
    <meta:editing-cycles>1</meta:editing-cycles>
    <meta:document-statistic meta:table-count="0" meta:image-count="1" meta:object-count="0" meta:page-count="1" meta:paragraph-count="1" meta:word-count="3" meta:character-count="12" meta:non-whitespace-character-count="10"/>
  </office:meta>
</office:document-meta>
</file>